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a7589" officeooo:paragraph-rsid="000a3dce" style:font-weight-asian="normal" style:font-weight-complex="normal"/>
    </style:style>
    <style:style style:name="P2" style:family="paragraph" style:parent-style-name="Standard">
      <style:text-properties fo:font-weight="normal" officeooo:rsid="00162755" officeooo:paragraph-rsid="000a3dce" style:font-weight-asian="normal" style:font-weight-complex="normal"/>
    </style:style>
    <style:style style:name="P3" style:family="paragraph" style:parent-style-name="Standard">
      <style:text-properties fo:font-weight="normal" officeooo:rsid="000a3dce" officeooo:paragraph-rsid="000a3dce" style:font-weight-asian="normal" style:font-weight-complex="normal"/>
    </style:style>
    <style:style style:name="P4" style:family="paragraph" style:parent-style-name="Standard">
      <style:text-properties fo:font-weight="normal" officeooo:rsid="000a3dce" officeooo:paragraph-rsid="000bf6bf" style:font-weight-asian="normal" style:font-weight-complex="normal"/>
    </style:style>
    <style:style style:name="P5" style:family="paragraph" style:parent-style-name="Standard">
      <style:text-properties fo:font-weight="normal" officeooo:rsid="000bf6bf" officeooo:paragraph-rsid="000bf6bf" style:font-weight-asian="normal" style:font-weight-complex="normal"/>
    </style:style>
    <style:style style:name="P6" style:family="paragraph" style:parent-style-name="Standard">
      <style:text-properties fo:font-weight="bold" officeooo:rsid="001a7589" officeooo:paragraph-rsid="000a3dce" style:font-weight-asian="bold" style:font-weight-complex="bold"/>
    </style:style>
    <style:style style:name="P7" style:family="paragraph" style:parent-style-name="Standard">
      <style:text-properties fo:font-weight="bold" officeooo:rsid="00162755" officeooo:paragraph-rsid="000a3dce" style:font-weight-asian="bold" style:font-weight-complex="bold"/>
    </style:style>
    <style:style style:name="P8" style:family="paragraph" style:parent-style-name="Standard">
      <style:text-properties fo:font-weight="bold" officeooo:rsid="000a3dce" officeooo:paragraph-rsid="000a3dce" style:font-weight-asian="bold" style:font-weight-complex="bold"/>
    </style:style>
    <style:style style:name="P9" style:family="paragraph" style:parent-style-name="Standard">
      <style:text-properties fo:font-weight="bold" officeooo:rsid="000bf6bf" officeooo:paragraph-rsid="000bf6bf" style:font-weight-asian="bold" style:font-weight-complex="bold"/>
    </style:style>
    <style:style style:name="T1" style:family="text">
      <style:text-properties officeooo:rsid="001a7589"/>
    </style:style>
    <style:style style:name="T2" style:family="text">
      <style:text-properties officeooo:rsid="001ee7b7"/>
    </style:style>
    <style:style style:name="T3" style:family="text">
      <style:text-properties officeooo:rsid="000a3dce"/>
    </style:style>
    <style:style style:name="T4" style:family="text">
      <style:text-properties officeooo:rsid="000bf6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LIDE <text:span text:style-name="T4">1</text:span>1</text:p>
      <text:p text:style-name="P6"/>
      <text:p text:style-name="P2">Olá Pessoal, </text:p>
      <text:p text:style-name="P7"/>
      <text:p text:style-name="P2"><text:span text:style-name="T1">Aqui é o </text:span>Pr<text:span text:style-name="T2">o</text:span>f. Wagner do Dept. de Estatística da UFPR e essa é a <text:span text:style-name="T3">segunda aula </text:span>do curso de estatística Básica.</text:p>
      <text:p text:style-name="P3">Nesta aula vamos continuar com o Capítulo 1 do livro texto “<text:span text:style-name="T1">Introdução à análise Exploratória de dados”. </text:span>Especificamente vamos discutir a forma padrão de organizar os dados para uma analise estatística, a construção de tabelas de frequências e as representações gráficas mais populares.</text:p>
      <text:p text:style-name="P3"/>
      <text:p text:style-name="P8">SLIDE <text:span text:style-name="T4">1</text:span>2</text:p>
      <text:p text:style-name="P3"/>
      <text:p text:style-name="P4">Como exemplo condutor vamos usar os dados <text:span text:style-name="T4">da </text:span>Tabela 1.1 que estão disponíveis na pg 7 do livro texto. <text:span text:style-name="T4">Os dados se referem a uma pesquisa estudantil. </text:span>Um arquivo .csv com estes dados está disponível na página da disciplina.</text:p>
      <text:p text:style-name="P3"/>
      <text:p text:style-name="P3">O co<text:span text:style-name="T4">n</text:span>junto de dados conta com 14 variáveis conforme segue:</text:p>
      <text:p text:style-name="P3"><text:s/></text:p>
      <text:p text:style-name="P3">LER O CONTEÚDO DAS VARIÁVEIS</text:p>
      <text:p text:style-name="P5">MOSTRAR o ARQUIVO .csv e explicar livremente o conteudo.</text:p>
      <text:p text:style-name="P3"/>
      <text:p text:style-name="P9">SLIDE 13</text:p>
      <text:p text:style-name="P3"/>
      <text:p text:style-name="P5">A partir de um conjunto de dados a questão que surge é </text:p>
      <text:p text:style-name="P5"/>
      <text:p text:style-name="P5">como extrair informações a respeito de uma ou mais características de interesse?</text:p>
      <text:p text:style-name="P5">Note que a Tabela como apresentada é de dificil interpretação, mesmo este sendo um conjunto de dados muito pequeno. Apenas olhando para a tabela bruta de dados quase nenhum informação pode ser obtida facilmente. </text:p>
      <text:p text:style-name="P5"/>
      <text:p text:style-name="P5">Assim, precisamos de técnicas que nos ajudem a de certa forma resumir o que os dados trazem. Para isso temos duas opções básicas.</text:p>
      <text:p text:style-name="P5"/>
      <text:p text:style-name="P5">Tabelas de frequência e </text:p>
      <text:p text:style-name="P5">Gráficos.</text:p>
      <text:p text:style-name="P5"/>
      <text:p text:style-name="P5">Para ambas a natureza dos dados é muito importante.</text:p>
      <text:p text:style-name="P5">Vamos olhar a Tabela de dados com mais cuidado.</text:p>
      <text:p text:style-name="P1"/>
      <text:p text:style-name="P9">SLIDE 14</text:p>
      <text:p text:style-name="P9"/>
      <text:p text:style-name="P5">A Tabela tipica deve conter variáveis nas Colunas e indivíduos ou amostras nas linhas.</text:p>
      <text:p text:style-name="P5">Por exemplo, o Id é apenas um código identificador de indivíduo. Cada coluna contêm uma informação sobre o indivíduo 1. Por exemplo, sua tuma que neste caso é A, o sexo Feminino, a Idade 17 anos, o peso 60,5 kg número de filhos na família, se é fumante neste caso NAO e assim por diante.</text:p>
      <text:p text:style-name="P5">O importante é cada variável em uma coluna e cada amostra em uma linha.</text:p>
      <text:p text:style-name="P5">Simples e eficiente.</text:p>
      <text:p text:style-name="P5"/>
      <text:p text:style-name="P5">Como também fica evidente nem todas as colunas tem o mesmo tipo de dados. Por exemplos, as colunas Turma, Seco e Fuma são rótulos os nomes e ainda não existe uma hierárquia natural entre seus níveis. Neste caso temos o que chama-se de uma variável qualitativa nominal. Ou seja, a <text:soft-page-break/>variável é uma qualidade (em geral um nome) e não tem nenhum ordem natural. Não faz sentido dizer que turma A é maior, menor ou melhor ou pior que turma B. O mesmo vale para o sexo e o hábito de fumar.</text:p>
      <text:p text:style-name="P5"/>
      <text:p text:style-name="P5">Porém existem outras variáveis que também são rótulos ou nomes, mas que existe uma ordem natural. Por exemplo, Tolerância ao cigarro tem as seguintes opções Indiferente, incomoda pouco ou incomoda muito. Note existe uma ordem natural. Nestes casos dizemos que temos uma variável qualitativa ordinal.</text:p>
      <text:p text:style-name="P5"/>
      <text:p text:style-name="P5">Além disso temos variáveis que são quantidades e por isso as chamaremos de variáveis quantitativas que podem ser discretas ou contínuas. </text:p>
      <text:p text:style-name="P5">Variáveis discretas são aquelas que podem assumir apenas um número finito ou contável de valores. Como exemplos temos a Idade em anos, o número de filhos, horas de atividade fisica, número de vezes que vai ao cinema, horas assistindo TV. Em geral são fenômenos que podemos contar.</text:p>
      <text:p text:style-name="P5">Por outro lado, tem variáveis que são quantitativas mas que não podem ser contadas, mas devem ser medidas. Por exemplo, altura e peso exigem um instrumento de medição. São variáveis quantitativas que podem assumir um número infinito de valores e portante são chamadas de variáveis quantitativas contínuas. </text:p>
      <text:p text:style-name="P5"/>
      <text:p text:style-name="P9">SLIDE 15</text:p>
      <text:p text:style-name="P9"/>
      <text:p text:style-name="P5">A Figura do Slide 15 resume os tipos de variáveis possíveis em um base de dados tradicional.</text:p>
      <text:p text:style-name="P5">Então, temos as quantitativas que se pode contar (discreta) que se deve medir (contínuas).</text:p>
      <text:p text:style-name="P5">E temos as qualidades que não tem hierarquia (nominais) e com hierarquia (ordinal).</text:p>
      <text:p text:style-name="P5">A identificação do tipo da variável é muito importante porque a escolha da forma de resumir a variável depende de seu tipo. A seguir vamos ver as principais ferramentas para descrever o comportamento de acordo com o tipo da variável.</text:p>
      <text:p text:style-name="P5"/>
      <text:p text:style-name="P9">SLIDE 16</text:p>
      <text:p text:style-name="P9"/>
      <text:p text:style-name="P5">As Tabelas de frequencia são adequadas para dados qualitativos nominais, ordinais ou mesmo para quantitativos discretos com poucos valores.</text:p>
      <text:p text:style-name="P5">Em geral temos três tipos de frequências que podemos calcular baseado na tabela de dados brutos.</text:p>
      <text:p text:style-name="P5"/>
      <text:p text:style-name="P5">A frequencia absoluta é simplesmente contar quantos indivíduos apresentam certa caracterítica ou valor.</text:p>
      <text:p text:style-name="P5"/>
      <text:p text:style-name="P5">A frequencia relativa é quantos indivíduos apresentam certa característica ou valor, porém em relação ao total de indivíduos. Ou seja, é a razão entre quantos tem a caracteristica e o total.</text:p>
      <text:p text:style-name="P5"/>
      <text:p text:style-name="P5">Por fim, a frequencia acumulada que é adequada apenas para qualitativas ordinais ou quantitativas discretas é a frequencia acumulada até um certo valor e é obtida pela soma das frequencias de todos os valores da variável, menores ou iguais ao valor considerado. </text:p>
      <text:p text:style-name="P5"/>
      <text:p text:style-name="P5">Para ficar mais claro estes conceitos vamos ver alguns examplos.</text:p>
      <text:p text:style-name="P5"/>
      <text:p text:style-name="P9">SLIDE 17</text:p>
      <text:p text:style-name="P9"/>
      <text:p text:style-name="P5">Por exemplo, considerando a variavel sexo que é qualitativa nominal. Uma tabela de frequencia absoluta e relativa é apresentada. Note que temos na esquerda os níveis da variável de interesse e no corpo da tabela o número de mulheres no caso 37 e homens 13. Na coluna fi temos a frequencia relativa, ou seja, 37/50 e 13/50. Neste caso, não faz sentido calcular frequencia acumulada. Note <text:soft-page-break/>também que a ordem em que apresentamos os níveis da variável é arbitrári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3:52:50.399133920</meta:creation-date>
    <dc:date>2019-01-31T17:25:51.062370871</dc:date>
    <meta:editing-duration>PT3H27M51S</meta:editing-duration>
    <meta:editing-cycles>2</meta:editing-cycles>
    <meta:generator>LibreOffice/4.2.8.2$Linux_X86_64 LibreOffice_project/420m0$Build-2</meta:generator>
    <meta:document-statistic meta:table-count="0" meta:image-count="0" meta:object-count="0" meta:page-count="3" meta:paragraph-count="43" meta:word-count="880" meta:character-count="5215" meta:non-whitespace-character-count="4369"/>
  </office:meta>
</office:document-meta>
</file>